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6.301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ategory" style:data-style-name="N0"/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0"/>
    <style:style style:name="ce1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Corner">
      <style:table-cell-properties fo:border-bottom="none" fo:border-left="none" fo:border-right="none" fo:border-top="2.01pt solid #000000"/>
    </style:style>
    <style:style style:name="ce22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3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4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4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8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59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60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6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6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HAVIOR FI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blem Name</text:p>
          </table:table-cell>
          <table:table-cell table:style-name="Default" office:value-type="string" calcext:value-type="string">
            <text:p>Short 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2]=&quot;Connected Maximum-density Still Life&quot;; &quot;CMSL&quot;;&#10;IF([.C2]=&quot;Crossing Minimization&quot;; &quot;CM&quot;;&#10;IF([.C2]=&quot;Graceful Graphs&quot;; &quot;GG&quot;;&#10;IF([.C2]=&quot;Graph Colouring&quot;; &quot;GC&quot;;&#10;IF([.C2]=&quot;Incremental Scheduling&quot;; &quot;IS&quot;;&#10;IF([.C2]=&quot;Knight Tour&quot;; &quot;KT&quot;;&#10;IF([.C2]=&quot;Knight Tour With Holes&quot;; &quot;KTWH&quot;;&#10;IF([.C2]=&quot;Labyrinth&quot;; &quot;L&quot;;&#10;IF([.C2]=&quot;Maximal Clique Problem&quot;; &quot;MCP&quot;;&#10;IF([.C2]=&quot;Nomystery&quot;; &quot;NM&quot;;&#10;IF([.C2]=&quot;Partner Units&quot;; &quot;PU&quot;;&#10;IF([.C2]=&quot;Permutation Pattern Matching&quot;; &quot;PPM&quot;;&#10;IF([.C2]=&quot;Ricochet Robots&quot;; &quot;RR&quot;;&#10;IF([.C2]=&quot;Sokoban&quot;; &quot;S&quot;;&#10;IF([.C2]=&quot;Stable Marriage&quot;; &quot;SM&quot;;&#10;IF([.C2]=&quot;Valves Location Problem&quot;; &quot;VLP&quot;;&#10;IF([.C2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3]=&quot;Connected Maximum-density Still Life&quot;; &quot;CMSL&quot;;&#10;IF([.C3]=&quot;Crossing Minimization&quot;; &quot;CM&quot;;&#10;IF([.C3]=&quot;Graceful Graphs&quot;; &quot;GG&quot;;&#10;IF([.C3]=&quot;Graph Colouring&quot;; &quot;GC&quot;;&#10;IF([.C3]=&quot;Incremental Scheduling&quot;; &quot;IS&quot;;&#10;IF([.C3]=&quot;Knight Tour&quot;; &quot;KT&quot;;&#10;IF([.C3]=&quot;Knight Tour With Holes&quot;; &quot;KTWH&quot;;&#10;IF([.C3]=&quot;Labyrinth&quot;; &quot;L&quot;;&#10;IF([.C3]=&quot;Maximal Clique Problem&quot;; &quot;MCP&quot;;&#10;IF([.C3]=&quot;Nomystery&quot;; &quot;NM&quot;;&#10;IF([.C3]=&quot;Partner Units&quot;; &quot;PU&quot;;&#10;IF([.C3]=&quot;Permutation Pattern Matching&quot;; &quot;PPM&quot;;&#10;IF([.C3]=&quot;Ricochet Robots&quot;; &quot;RR&quot;;&#10;IF([.C3]=&quot;Sokoban&quot;; &quot;S&quot;;&#10;IF([.C3]=&quot;Stable Marriage&quot;; &quot;SM&quot;;&#10;IF([.C3]=&quot;Valves Location Problem&quot;; &quot;VLP&quot;;&#10;IF([.C3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4]=&quot;Connected Maximum-density Still Life&quot;; &quot;CMSL&quot;;&#10;IF([.C4]=&quot;Crossing Minimization&quot;; &quot;CM&quot;;&#10;IF([.C4]=&quot;Graceful Graphs&quot;; &quot;GG&quot;;&#10;IF([.C4]=&quot;Graph Colouring&quot;; &quot;GC&quot;;&#10;IF([.C4]=&quot;Incremental Scheduling&quot;; &quot;IS&quot;;&#10;IF([.C4]=&quot;Knight Tour&quot;; &quot;KT&quot;;&#10;IF([.C4]=&quot;Knight Tour With Holes&quot;; &quot;KTWH&quot;;&#10;IF([.C4]=&quot;Labyrinth&quot;; &quot;L&quot;;&#10;IF([.C4]=&quot;Maximal Clique Problem&quot;; &quot;MCP&quot;;&#10;IF([.C4]=&quot;Nomystery&quot;; &quot;NM&quot;;&#10;IF([.C4]=&quot;Partner Units&quot;; &quot;PU&quot;;&#10;IF([.C4]=&quot;Permutation Pattern Matching&quot;; &quot;PPM&quot;;&#10;IF([.C4]=&quot;Ricochet Robots&quot;; &quot;RR&quot;;&#10;IF([.C4]=&quot;Sokoban&quot;; &quot;S&quot;;&#10;IF([.C4]=&quot;Stable Marriage&quot;; &quot;SM&quot;;&#10;IF([.C4]=&quot;Valves Location Problem&quot;; &quot;VLP&quot;;&#10;IF([.C4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5]=&quot;Connected Maximum-density Still Life&quot;; &quot;CMSL&quot;;&#10;IF([.C5]=&quot;Crossing Minimization&quot;; &quot;CM&quot;;&#10;IF([.C5]=&quot;Graceful Graphs&quot;; &quot;GG&quot;;&#10;IF([.C5]=&quot;Graph Colouring&quot;; &quot;GC&quot;;&#10;IF([.C5]=&quot;Incremental Scheduling&quot;; &quot;IS&quot;;&#10;IF([.C5]=&quot;Knight Tour&quot;; &quot;KT&quot;;&#10;IF([.C5]=&quot;Knight Tour With Holes&quot;; &quot;KTWH&quot;;&#10;IF([.C5]=&quot;Labyrinth&quot;; &quot;L&quot;;&#10;IF([.C5]=&quot;Maximal Clique Problem&quot;; &quot;MCP&quot;;&#10;IF([.C5]=&quot;Nomystery&quot;; &quot;NM&quot;;&#10;IF([.C5]=&quot;Partner Units&quot;; &quot;PU&quot;;&#10;IF([.C5]=&quot;Permutation Pattern Matching&quot;; &quot;PPM&quot;;&#10;IF([.C5]=&quot;Ricochet Robots&quot;; &quot;RR&quot;;&#10;IF([.C5]=&quot;Sokoban&quot;; &quot;S&quot;;&#10;IF([.C5]=&quot;Stable Marriage&quot;; &quot;SM&quot;;&#10;IF([.C5]=&quot;Valves Location Problem&quot;; &quot;VLP&quot;;&#10;IF([.C5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6]=&quot;Connected Maximum-density Still Life&quot;; &quot;CMSL&quot;;&#10;IF([.C6]=&quot;Crossing Minimization&quot;; &quot;CM&quot;;&#10;IF([.C6]=&quot;Graceful Graphs&quot;; &quot;GG&quot;;&#10;IF([.C6]=&quot;Graph Colouring&quot;; &quot;GC&quot;;&#10;IF([.C6]=&quot;Incremental Scheduling&quot;; &quot;IS&quot;;&#10;IF([.C6]=&quot;Knight Tour&quot;; &quot;KT&quot;;&#10;IF([.C6]=&quot;Knight Tour With Holes&quot;; &quot;KTWH&quot;;&#10;IF([.C6]=&quot;Labyrinth&quot;; &quot;L&quot;;&#10;IF([.C6]=&quot;Maximal Clique Problem&quot;; &quot;MCP&quot;;&#10;IF([.C6]=&quot;Nomystery&quot;; &quot;NM&quot;;&#10;IF([.C6]=&quot;Partner Units&quot;; &quot;PU&quot;;&#10;IF([.C6]=&quot;Permutation Pattern Matching&quot;; &quot;PPM&quot;;&#10;IF([.C6]=&quot;Ricochet Robots&quot;; &quot;RR&quot;;&#10;IF([.C6]=&quot;Sokoban&quot;; &quot;S&quot;;&#10;IF([.C6]=&quot;Stable Marriage&quot;; &quot;SM&quot;;&#10;IF([.C6]=&quot;Valves Location Problem&quot;; &quot;VLP&quot;;&#10;IF([.C6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7]=&quot;Connected Maximum-density Still Life&quot;; &quot;CMSL&quot;;&#10;IF([.C7]=&quot;Crossing Minimization&quot;; &quot;CM&quot;;&#10;IF([.C7]=&quot;Graceful Graphs&quot;; &quot;GG&quot;;&#10;IF([.C7]=&quot;Graph Colouring&quot;; &quot;GC&quot;;&#10;IF([.C7]=&quot;Incremental Scheduling&quot;; &quot;IS&quot;;&#10;IF([.C7]=&quot;Knight Tour&quot;; &quot;KT&quot;;&#10;IF([.C7]=&quot;Knight Tour With Holes&quot;; &quot;KTWH&quot;;&#10;IF([.C7]=&quot;Labyrinth&quot;; &quot;L&quot;;&#10;IF([.C7]=&quot;Maximal Clique Problem&quot;; &quot;MCP&quot;;&#10;IF([.C7]=&quot;Nomystery&quot;; &quot;NM&quot;;&#10;IF([.C7]=&quot;Partner Units&quot;; &quot;PU&quot;;&#10;IF([.C7]=&quot;Permutation Pattern Matching&quot;; &quot;PPM&quot;;&#10;IF([.C7]=&quot;Ricochet Robots&quot;; &quot;RR&quot;;&#10;IF([.C7]=&quot;Sokoban&quot;; &quot;S&quot;;&#10;IF([.C7]=&quot;Stable Marriage&quot;; &quot;SM&quot;;&#10;IF([.C7]=&quot;Valves Location Problem&quot;; &quot;VLP&quot;;&#10;IF([.C7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8]=&quot;Connected Maximum-density Still Life&quot;; &quot;CMSL&quot;;&#10;IF([.C8]=&quot;Crossing Minimization&quot;; &quot;CM&quot;;&#10;IF([.C8]=&quot;Graceful Graphs&quot;; &quot;GG&quot;;&#10;IF([.C8]=&quot;Graph Colouring&quot;; &quot;GC&quot;;&#10;IF([.C8]=&quot;Incremental Scheduling&quot;; &quot;IS&quot;;&#10;IF([.C8]=&quot;Knight Tour&quot;; &quot;KT&quot;;&#10;IF([.C8]=&quot;Knight Tour With Holes&quot;; &quot;KTWH&quot;;&#10;IF([.C8]=&quot;Labyrinth&quot;; &quot;L&quot;;&#10;IF([.C8]=&quot;Maximal Clique Problem&quot;; &quot;MCP&quot;;&#10;IF([.C8]=&quot;Nomystery&quot;; &quot;NM&quot;;&#10;IF([.C8]=&quot;Partner Units&quot;; &quot;PU&quot;;&#10;IF([.C8]=&quot;Permutation Pattern Matching&quot;; &quot;PPM&quot;;&#10;IF([.C8]=&quot;Ricochet Robots&quot;; &quot;RR&quot;;&#10;IF([.C8]=&quot;Sokoban&quot;; &quot;S&quot;;&#10;IF([.C8]=&quot;Stable Marriage&quot;; &quot;SM&quot;;&#10;IF([.C8]=&quot;Valves Location Problem&quot;; &quot;VLP&quot;;&#10;IF([.C8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9]=&quot;Connected Maximum-density Still Life&quot;; &quot;CMSL&quot;;&#10;IF([.C9]=&quot;Crossing Minimization&quot;; &quot;CM&quot;;&#10;IF([.C9]=&quot;Graceful Graphs&quot;; &quot;GG&quot;;&#10;IF([.C9]=&quot;Graph Colouring&quot;; &quot;GC&quot;;&#10;IF([.C9]=&quot;Incremental Scheduling&quot;; &quot;IS&quot;;&#10;IF([.C9]=&quot;Knight Tour&quot;; &quot;KT&quot;;&#10;IF([.C9]=&quot;Knight Tour With Holes&quot;; &quot;KTWH&quot;;&#10;IF([.C9]=&quot;Labyrinth&quot;; &quot;L&quot;;&#10;IF([.C9]=&quot;Maximal Clique Problem&quot;; &quot;MCP&quot;;&#10;IF([.C9]=&quot;Nomystery&quot;; &quot;NM&quot;;&#10;IF([.C9]=&quot;Partner Units&quot;; &quot;PU&quot;;&#10;IF([.C9]=&quot;Permutation Pattern Matching&quot;; &quot;PPM&quot;;&#10;IF([.C9]=&quot;Ricochet Robots&quot;; &quot;RR&quot;;&#10;IF([.C9]=&quot;Sokoban&quot;; &quot;S&quot;;&#10;IF([.C9]=&quot;Stable Marriage&quot;; &quot;SM&quot;;&#10;IF([.C9]=&quot;Valves Location Problem&quot;; &quot;VLP&quot;;&#10;IF([.C9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10]=&quot;Connected Maximum-density Still Life&quot;; &quot;CMSL&quot;;&#10;IF([.C10]=&quot;Crossing Minimization&quot;; &quot;CM&quot;;&#10;IF([.C10]=&quot;Graceful Graphs&quot;; &quot;GG&quot;;&#10;IF([.C10]=&quot;Graph Colouring&quot;; &quot;GC&quot;;&#10;IF([.C10]=&quot;Incremental Scheduling&quot;; &quot;IS&quot;;&#10;IF([.C10]=&quot;Knight Tour&quot;; &quot;KT&quot;;&#10;IF([.C10]=&quot;Knight Tour With Holes&quot;; &quot;KTWH&quot;;&#10;IF([.C10]=&quot;Labyrinth&quot;; &quot;L&quot;;&#10;IF([.C10]=&quot;Maximal Clique Problem&quot;; &quot;MCP&quot;;&#10;IF([.C10]=&quot;Nomystery&quot;; &quot;NM&quot;;&#10;IF([.C10]=&quot;Partner Units&quot;; &quot;PU&quot;;&#10;IF([.C10]=&quot;Permutation Pattern Matching&quot;; &quot;PPM&quot;;&#10;IF([.C10]=&quot;Ricochet Robots&quot;; &quot;RR&quot;;&#10;IF([.C10]=&quot;Sokoban&quot;; &quot;S&quot;;&#10;IF([.C10]=&quot;Stable Marriage&quot;; &quot;SM&quot;;&#10;IF([.C10]=&quot;Valves Location Problem&quot;; &quot;VLP&quot;;&#10;IF([.C10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11]=&quot;Connected Maximum-density Still Life&quot;; &quot;CMSL&quot;;&#10;IF([.C11]=&quot;Crossing Minimization&quot;; &quot;CM&quot;;&#10;IF([.C11]=&quot;Graceful Graphs&quot;; &quot;GG&quot;;&#10;IF([.C11]=&quot;Graph Colouring&quot;; &quot;GC&quot;;&#10;IF([.C11]=&quot;Incremental Scheduling&quot;; &quot;IS&quot;;&#10;IF([.C11]=&quot;Knight Tour&quot;; &quot;KT&quot;;&#10;IF([.C11]=&quot;Knight Tour With Holes&quot;; &quot;KTWH&quot;;&#10;IF([.C11]=&quot;Labyrinth&quot;; &quot;L&quot;;&#10;IF([.C11]=&quot;Maximal Clique Problem&quot;; &quot;MCP&quot;;&#10;IF([.C11]=&quot;Nomystery&quot;; &quot;NM&quot;;&#10;IF([.C11]=&quot;Partner Units&quot;; &quot;PU&quot;;&#10;IF([.C11]=&quot;Permutation Pattern Matching&quot;; &quot;PPM&quot;;&#10;IF([.C11]=&quot;Ricochet Robots&quot;; &quot;RR&quot;;&#10;IF([.C11]=&quot;Sokoban&quot;; &quot;S&quot;;&#10;IF([.C11]=&quot;Stable Marriage&quot;; &quot;SM&quot;;&#10;IF([.C11]=&quot;Valves Location Problem&quot;; &quot;VLP&quot;;&#10;IF([.C11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12]=&quot;Connected Maximum-density Still Life&quot;; &quot;CMSL&quot;;&#10;IF([.C12]=&quot;Crossing Minimization&quot;; &quot;CM&quot;;&#10;IF([.C12]=&quot;Graceful Graphs&quot;; &quot;GG&quot;;&#10;IF([.C12]=&quot;Graph Colouring&quot;; &quot;GC&quot;;&#10;IF([.C12]=&quot;Incremental Scheduling&quot;; &quot;IS&quot;;&#10;IF([.C12]=&quot;Knight Tour&quot;; &quot;KT&quot;;&#10;IF([.C12]=&quot;Knight Tour With Holes&quot;; &quot;KTWH&quot;;&#10;IF([.C12]=&quot;Labyrinth&quot;; &quot;L&quot;;&#10;IF([.C12]=&quot;Maximal Clique Problem&quot;; &quot;MCP&quot;;&#10;IF([.C12]=&quot;Nomystery&quot;; &quot;NM&quot;;&#10;IF([.C12]=&quot;Partner Units&quot;; &quot;PU&quot;;&#10;IF([.C12]=&quot;Permutation Pattern Matching&quot;; &quot;PPM&quot;;&#10;IF([.C12]=&quot;Ricochet Robots&quot;; &quot;RR&quot;;&#10;IF([.C12]=&quot;Sokoban&quot;; &quot;S&quot;;&#10;IF([.C12]=&quot;Stable Marriage&quot;; &quot;SM&quot;;&#10;IF([.C12]=&quot;Valves Location Problem&quot;; &quot;VLP&quot;;&#10;IF([.C12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81" calcext:value-type="float">
            <text:p>0.8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13]=&quot;Connected Maximum-density Still Life&quot;; &quot;CMSL&quot;;&#10;IF([.C13]=&quot;Crossing Minimization&quot;; &quot;CM&quot;;&#10;IF([.C13]=&quot;Graceful Graphs&quot;; &quot;GG&quot;;&#10;IF([.C13]=&quot;Graph Colouring&quot;; &quot;GC&quot;;&#10;IF([.C13]=&quot;Incremental Scheduling&quot;; &quot;IS&quot;;&#10;IF([.C13]=&quot;Knight Tour&quot;; &quot;KT&quot;;&#10;IF([.C13]=&quot;Knight Tour With Holes&quot;; &quot;KTWH&quot;;&#10;IF([.C13]=&quot;Labyrinth&quot;; &quot;L&quot;;&#10;IF([.C13]=&quot;Maximal Clique Problem&quot;; &quot;MCP&quot;;&#10;IF([.C13]=&quot;Nomystery&quot;; &quot;NM&quot;;&#10;IF([.C13]=&quot;Partner Units&quot;; &quot;PU&quot;;&#10;IF([.C13]=&quot;Permutation Pattern Matching&quot;; &quot;PPM&quot;;&#10;IF([.C13]=&quot;Ricochet Robots&quot;; &quot;RR&quot;;&#10;IF([.C13]=&quot;Sokoban&quot;; &quot;S&quot;;&#10;IF([.C13]=&quot;Stable Marriage&quot;; &quot;SM&quot;;&#10;IF([.C13]=&quot;Valves Location Problem&quot;; &quot;VLP&quot;;&#10;IF([.C13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14]=&quot;Connected Maximum-density Still Life&quot;; &quot;CMSL&quot;;&#10;IF([.C14]=&quot;Crossing Minimization&quot;; &quot;CM&quot;;&#10;IF([.C14]=&quot;Graceful Graphs&quot;; &quot;GG&quot;;&#10;IF([.C14]=&quot;Graph Colouring&quot;; &quot;GC&quot;;&#10;IF([.C14]=&quot;Incremental Scheduling&quot;; &quot;IS&quot;;&#10;IF([.C14]=&quot;Knight Tour&quot;; &quot;KT&quot;;&#10;IF([.C14]=&quot;Knight Tour With Holes&quot;; &quot;KTWH&quot;;&#10;IF([.C14]=&quot;Labyrinth&quot;; &quot;L&quot;;&#10;IF([.C14]=&quot;Maximal Clique Problem&quot;; &quot;MCP&quot;;&#10;IF([.C14]=&quot;Nomystery&quot;; &quot;NM&quot;;&#10;IF([.C14]=&quot;Partner Units&quot;; &quot;PU&quot;;&#10;IF([.C14]=&quot;Permutation Pattern Matching&quot;; &quot;PPM&quot;;&#10;IF([.C14]=&quot;Ricochet Robots&quot;; &quot;RR&quot;;&#10;IF([.C14]=&quot;Sokoban&quot;; &quot;S&quot;;&#10;IF([.C14]=&quot;Stable Marriage&quot;; &quot;SM&quot;;&#10;IF([.C14]=&quot;Valves Location Problem&quot;; &quot;VLP&quot;;&#10;IF([.C14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15]=&quot;Connected Maximum-density Still Life&quot;; &quot;CMSL&quot;;&#10;IF([.C15]=&quot;Crossing Minimization&quot;; &quot;CM&quot;;&#10;IF([.C15]=&quot;Graceful Graphs&quot;; &quot;GG&quot;;&#10;IF([.C15]=&quot;Graph Colouring&quot;; &quot;GC&quot;;&#10;IF([.C15]=&quot;Incremental Scheduling&quot;; &quot;IS&quot;;&#10;IF([.C15]=&quot;Knight Tour&quot;; &quot;KT&quot;;&#10;IF([.C15]=&quot;Knight Tour With Holes&quot;; &quot;KTWH&quot;;&#10;IF([.C15]=&quot;Labyrinth&quot;; &quot;L&quot;;&#10;IF([.C15]=&quot;Maximal Clique Problem&quot;; &quot;MCP&quot;;&#10;IF([.C15]=&quot;Nomystery&quot;; &quot;NM&quot;;&#10;IF([.C15]=&quot;Partner Units&quot;; &quot;PU&quot;;&#10;IF([.C15]=&quot;Permutation Pattern Matching&quot;; &quot;PPM&quot;;&#10;IF([.C15]=&quot;Ricochet Robots&quot;; &quot;RR&quot;;&#10;IF([.C15]=&quot;Sokoban&quot;; &quot;S&quot;;&#10;IF([.C15]=&quot;Stable Marriage&quot;; &quot;SM&quot;;&#10;IF([.C15]=&quot;Valves Location Problem&quot;; &quot;VLP&quot;;&#10;IF([.C15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16]=&quot;Connected Maximum-density Still Life&quot;; &quot;CMSL&quot;;&#10;IF([.C16]=&quot;Crossing Minimization&quot;; &quot;CM&quot;;&#10;IF([.C16]=&quot;Graceful Graphs&quot;; &quot;GG&quot;;&#10;IF([.C16]=&quot;Graph Colouring&quot;; &quot;GC&quot;;&#10;IF([.C16]=&quot;Incremental Scheduling&quot;; &quot;IS&quot;;&#10;IF([.C16]=&quot;Knight Tour&quot;; &quot;KT&quot;;&#10;IF([.C16]=&quot;Knight Tour With Holes&quot;; &quot;KTWH&quot;;&#10;IF([.C16]=&quot;Labyrinth&quot;; &quot;L&quot;;&#10;IF([.C16]=&quot;Maximal Clique Problem&quot;; &quot;MCP&quot;;&#10;IF([.C16]=&quot;Nomystery&quot;; &quot;NM&quot;;&#10;IF([.C16]=&quot;Partner Units&quot;; &quot;PU&quot;;&#10;IF([.C16]=&quot;Permutation Pattern Matching&quot;; &quot;PPM&quot;;&#10;IF([.C16]=&quot;Ricochet Robots&quot;; &quot;RR&quot;;&#10;IF([.C16]=&quot;Sokoban&quot;; &quot;S&quot;;&#10;IF([.C16]=&quot;Stable Marriage&quot;; &quot;SM&quot;;&#10;IF([.C16]=&quot;Valves Location Problem&quot;; &quot;VLP&quot;;&#10;IF([.C16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17]=&quot;Connected Maximum-density Still Life&quot;; &quot;CMSL&quot;;&#10;IF([.C17]=&quot;Crossing Minimization&quot;; &quot;CM&quot;;&#10;IF([.C17]=&quot;Graceful Graphs&quot;; &quot;GG&quot;;&#10;IF([.C17]=&quot;Graph Colouring&quot;; &quot;GC&quot;;&#10;IF([.C17]=&quot;Incremental Scheduling&quot;; &quot;IS&quot;;&#10;IF([.C17]=&quot;Knight Tour&quot;; &quot;KT&quot;;&#10;IF([.C17]=&quot;Knight Tour With Holes&quot;; &quot;KTWH&quot;;&#10;IF([.C17]=&quot;Labyrinth&quot;; &quot;L&quot;;&#10;IF([.C17]=&quot;Maximal Clique Problem&quot;; &quot;MCP&quot;;&#10;IF([.C17]=&quot;Nomystery&quot;; &quot;NM&quot;;&#10;IF([.C17]=&quot;Partner Units&quot;; &quot;PU&quot;;&#10;IF([.C17]=&quot;Permutation Pattern Matching&quot;; &quot;PPM&quot;;&#10;IF([.C17]=&quot;Ricochet Robots&quot;; &quot;RR&quot;;&#10;IF([.C17]=&quot;Sokoban&quot;; &quot;S&quot;;&#10;IF([.C17]=&quot;Stable Marriage&quot;; &quot;SM&quot;;&#10;IF([.C17]=&quot;Valves Location Problem&quot;; &quot;VLP&quot;;&#10;IF([.C17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18]=&quot;Connected Maximum-density Still Life&quot;; &quot;CMSL&quot;;&#10;IF([.C18]=&quot;Crossing Minimization&quot;; &quot;CM&quot;;&#10;IF([.C18]=&quot;Graceful Graphs&quot;; &quot;GG&quot;;&#10;IF([.C18]=&quot;Graph Colouring&quot;; &quot;GC&quot;;&#10;IF([.C18]=&quot;Incremental Scheduling&quot;; &quot;IS&quot;;&#10;IF([.C18]=&quot;Knight Tour&quot;; &quot;KT&quot;;&#10;IF([.C18]=&quot;Knight Tour With Holes&quot;; &quot;KTWH&quot;;&#10;IF([.C18]=&quot;Labyrinth&quot;; &quot;L&quot;;&#10;IF([.C18]=&quot;Maximal Clique Problem&quot;; &quot;MCP&quot;;&#10;IF([.C18]=&quot;Nomystery&quot;; &quot;NM&quot;;&#10;IF([.C18]=&quot;Partner Units&quot;; &quot;PU&quot;;&#10;IF([.C18]=&quot;Permutation Pattern Matching&quot;; &quot;PPM&quot;;&#10;IF([.C18]=&quot;Ricochet Robots&quot;; &quot;RR&quot;;&#10;IF([.C18]=&quot;Sokoban&quot;; &quot;S&quot;;&#10;IF([.C18]=&quot;Stable Marriage&quot;; &quot;SM&quot;;&#10;IF([.C18]=&quot;Valves Location Problem&quot;; &quot;VLP&quot;;&#10;IF([.C18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3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19]=&quot;Connected Maximum-density Still Life&quot;; &quot;CMSL&quot;;&#10;IF([.C19]=&quot;Crossing Minimization&quot;; &quot;CM&quot;;&#10;IF([.C19]=&quot;Graceful Graphs&quot;; &quot;GG&quot;;&#10;IF([.C19]=&quot;Graph Colouring&quot;; &quot;GC&quot;;&#10;IF([.C19]=&quot;Incremental Scheduling&quot;; &quot;IS&quot;;&#10;IF([.C19]=&quot;Knight Tour&quot;; &quot;KT&quot;;&#10;IF([.C19]=&quot;Knight Tour With Holes&quot;; &quot;KTWH&quot;;&#10;IF([.C19]=&quot;Labyrinth&quot;; &quot;L&quot;;&#10;IF([.C19]=&quot;Maximal Clique Problem&quot;; &quot;MCP&quot;;&#10;IF([.C19]=&quot;Nomystery&quot;; &quot;NM&quot;;&#10;IF([.C19]=&quot;Partner Units&quot;; &quot;PU&quot;;&#10;IF([.C19]=&quot;Permutation Pattern Matching&quot;; &quot;PPM&quot;;&#10;IF([.C19]=&quot;Ricochet Robots&quot;; &quot;RR&quot;;&#10;IF([.C19]=&quot;Sokoban&quot;; &quot;S&quot;;&#10;IF([.C19]=&quot;Stable Marriage&quot;; &quot;SM&quot;;&#10;IF([.C19]=&quot;Valves Location Problem&quot;; &quot;VLP&quot;;&#10;IF([.C19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20]=&quot;Connected Maximum-density Still Life&quot;; &quot;CMSL&quot;;&#10;IF([.C20]=&quot;Crossing Minimization&quot;; &quot;CM&quot;;&#10;IF([.C20]=&quot;Graceful Graphs&quot;; &quot;GG&quot;;&#10;IF([.C20]=&quot;Graph Colouring&quot;; &quot;GC&quot;;&#10;IF([.C20]=&quot;Incremental Scheduling&quot;; &quot;IS&quot;;&#10;IF([.C20]=&quot;Knight Tour&quot;; &quot;KT&quot;;&#10;IF([.C20]=&quot;Knight Tour With Holes&quot;; &quot;KTWH&quot;;&#10;IF([.C20]=&quot;Labyrinth&quot;; &quot;L&quot;;&#10;IF([.C20]=&quot;Maximal Clique Problem&quot;; &quot;MCP&quot;;&#10;IF([.C20]=&quot;Nomystery&quot;; &quot;NM&quot;;&#10;IF([.C20]=&quot;Partner Units&quot;; &quot;PU&quot;;&#10;IF([.C20]=&quot;Permutation Pattern Matching&quot;; &quot;PPM&quot;;&#10;IF([.C20]=&quot;Ricochet Robots&quot;; &quot;RR&quot;;&#10;IF([.C20]=&quot;Sokoban&quot;; &quot;S&quot;;&#10;IF([.C20]=&quot;Stable Marriage&quot;; &quot;SM&quot;;&#10;IF([.C20]=&quot;Valves Location Problem&quot;; &quot;VLP&quot;;&#10;IF([.C20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21]=&quot;Connected Maximum-density Still Life&quot;; &quot;CMSL&quot;;&#10;IF([.C21]=&quot;Crossing Minimization&quot;; &quot;CM&quot;;&#10;IF([.C21]=&quot;Graceful Graphs&quot;; &quot;GG&quot;;&#10;IF([.C21]=&quot;Graph Colouring&quot;; &quot;GC&quot;;&#10;IF([.C21]=&quot;Incremental Scheduling&quot;; &quot;IS&quot;;&#10;IF([.C21]=&quot;Knight Tour&quot;; &quot;KT&quot;;&#10;IF([.C21]=&quot;Knight Tour With Holes&quot;; &quot;KTWH&quot;;&#10;IF([.C21]=&quot;Labyrinth&quot;; &quot;L&quot;;&#10;IF([.C21]=&quot;Maximal Clique Problem&quot;; &quot;MCP&quot;;&#10;IF([.C21]=&quot;Nomystery&quot;; &quot;NM&quot;;&#10;IF([.C21]=&quot;Partner Units&quot;; &quot;PU&quot;;&#10;IF([.C21]=&quot;Permutation Pattern Matching&quot;; &quot;PPM&quot;;&#10;IF([.C21]=&quot;Ricochet Robots&quot;; &quot;RR&quot;;&#10;IF([.C21]=&quot;Sokoban&quot;; &quot;S&quot;;&#10;IF([.C21]=&quot;Stable Marriage&quot;; &quot;SM&quot;;&#10;IF([.C21]=&quot;Valves Location Problem&quot;; &quot;VLP&quot;;&#10;IF([.C21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22]=&quot;Connected Maximum-density Still Life&quot;; &quot;CMSL&quot;;&#10;IF([.C22]=&quot;Crossing Minimization&quot;; &quot;CM&quot;;&#10;IF([.C22]=&quot;Graceful Graphs&quot;; &quot;GG&quot;;&#10;IF([.C22]=&quot;Graph Colouring&quot;; &quot;GC&quot;;&#10;IF([.C22]=&quot;Incremental Scheduling&quot;; &quot;IS&quot;;&#10;IF([.C22]=&quot;Knight Tour&quot;; &quot;KT&quot;;&#10;IF([.C22]=&quot;Knight Tour With Holes&quot;; &quot;KTWH&quot;;&#10;IF([.C22]=&quot;Labyrinth&quot;; &quot;L&quot;;&#10;IF([.C22]=&quot;Maximal Clique Problem&quot;; &quot;MCP&quot;;&#10;IF([.C22]=&quot;Nomystery&quot;; &quot;NM&quot;;&#10;IF([.C22]=&quot;Partner Units&quot;; &quot;PU&quot;;&#10;IF([.C22]=&quot;Permutation Pattern Matching&quot;; &quot;PPM&quot;;&#10;IF([.C22]=&quot;Ricochet Robots&quot;; &quot;RR&quot;;&#10;IF([.C22]=&quot;Sokoban&quot;; &quot;S&quot;;&#10;IF([.C22]=&quot;Stable Marriage&quot;; &quot;SM&quot;;&#10;IF([.C22]=&quot;Valves Location Problem&quot;; &quot;VLP&quot;;&#10;IF([.C22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23]=&quot;Connected Maximum-density Still Life&quot;; &quot;CMSL&quot;;&#10;IF([.C23]=&quot;Crossing Minimization&quot;; &quot;CM&quot;;&#10;IF([.C23]=&quot;Graceful Graphs&quot;; &quot;GG&quot;;&#10;IF([.C23]=&quot;Graph Colouring&quot;; &quot;GC&quot;;&#10;IF([.C23]=&quot;Incremental Scheduling&quot;; &quot;IS&quot;;&#10;IF([.C23]=&quot;Knight Tour&quot;; &quot;KT&quot;;&#10;IF([.C23]=&quot;Knight Tour With Holes&quot;; &quot;KTWH&quot;;&#10;IF([.C23]=&quot;Labyrinth&quot;; &quot;L&quot;;&#10;IF([.C23]=&quot;Maximal Clique Problem&quot;; &quot;MCP&quot;;&#10;IF([.C23]=&quot;Nomystery&quot;; &quot;NM&quot;;&#10;IF([.C23]=&quot;Partner Units&quot;; &quot;PU&quot;;&#10;IF([.C23]=&quot;Permutation Pattern Matching&quot;; &quot;PPM&quot;;&#10;IF([.C23]=&quot;Ricochet Robots&quot;; &quot;RR&quot;;&#10;IF([.C23]=&quot;Sokoban&quot;; &quot;S&quot;;&#10;IF([.C23]=&quot;Stable Marriage&quot;; &quot;SM&quot;;&#10;IF([.C23]=&quot;Valves Location Problem&quot;; &quot;VLP&quot;;&#10;IF([.C23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24]=&quot;Connected Maximum-density Still Life&quot;; &quot;CMSL&quot;;&#10;IF([.C24]=&quot;Crossing Minimization&quot;; &quot;CM&quot;;&#10;IF([.C24]=&quot;Graceful Graphs&quot;; &quot;GG&quot;;&#10;IF([.C24]=&quot;Graph Colouring&quot;; &quot;GC&quot;;&#10;IF([.C24]=&quot;Incremental Scheduling&quot;; &quot;IS&quot;;&#10;IF([.C24]=&quot;Knight Tour&quot;; &quot;KT&quot;;&#10;IF([.C24]=&quot;Knight Tour With Holes&quot;; &quot;KTWH&quot;;&#10;IF([.C24]=&quot;Labyrinth&quot;; &quot;L&quot;;&#10;IF([.C24]=&quot;Maximal Clique Problem&quot;; &quot;MCP&quot;;&#10;IF([.C24]=&quot;Nomystery&quot;; &quot;NM&quot;;&#10;IF([.C24]=&quot;Partner Units&quot;; &quot;PU&quot;;&#10;IF([.C24]=&quot;Permutation Pattern Matching&quot;; &quot;PPM&quot;;&#10;IF([.C24]=&quot;Ricochet Robots&quot;; &quot;RR&quot;;&#10;IF([.C24]=&quot;Sokoban&quot;; &quot;S&quot;;&#10;IF([.C24]=&quot;Stable Marriage&quot;; &quot;SM&quot;;&#10;IF([.C24]=&quot;Valves Location Problem&quot;; &quot;VLP&quot;;&#10;IF([.C24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25]=&quot;Connected Maximum-density Still Life&quot;; &quot;CMSL&quot;;&#10;IF([.C25]=&quot;Crossing Minimization&quot;; &quot;CM&quot;;&#10;IF([.C25]=&quot;Graceful Graphs&quot;; &quot;GG&quot;;&#10;IF([.C25]=&quot;Graph Colouring&quot;; &quot;GC&quot;;&#10;IF([.C25]=&quot;Incremental Scheduling&quot;; &quot;IS&quot;;&#10;IF([.C25]=&quot;Knight Tour&quot;; &quot;KT&quot;;&#10;IF([.C25]=&quot;Knight Tour With Holes&quot;; &quot;KTWH&quot;;&#10;IF([.C25]=&quot;Labyrinth&quot;; &quot;L&quot;;&#10;IF([.C25]=&quot;Maximal Clique Problem&quot;; &quot;MCP&quot;;&#10;IF([.C25]=&quot;Nomystery&quot;; &quot;NM&quot;;&#10;IF([.C25]=&quot;Partner Units&quot;; &quot;PU&quot;;&#10;IF([.C25]=&quot;Permutation Pattern Matching&quot;; &quot;PPM&quot;;&#10;IF([.C25]=&quot;Ricochet Robots&quot;; &quot;RR&quot;;&#10;IF([.C25]=&quot;Sokoban&quot;; &quot;S&quot;;&#10;IF([.C25]=&quot;Stable Marriage&quot;; &quot;SM&quot;;&#10;IF([.C25]=&quot;Valves Location Problem&quot;; &quot;VLP&quot;;&#10;IF([.C25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26]=&quot;Connected Maximum-density Still Life&quot;; &quot;CMSL&quot;;&#10;IF([.C26]=&quot;Crossing Minimization&quot;; &quot;CM&quot;;&#10;IF([.C26]=&quot;Graceful Graphs&quot;; &quot;GG&quot;;&#10;IF([.C26]=&quot;Graph Colouring&quot;; &quot;GC&quot;;&#10;IF([.C26]=&quot;Incremental Scheduling&quot;; &quot;IS&quot;;&#10;IF([.C26]=&quot;Knight Tour&quot;; &quot;KT&quot;;&#10;IF([.C26]=&quot;Knight Tour With Holes&quot;; &quot;KTWH&quot;;&#10;IF([.C26]=&quot;Labyrinth&quot;; &quot;L&quot;;&#10;IF([.C26]=&quot;Maximal Clique Problem&quot;; &quot;MCP&quot;;&#10;IF([.C26]=&quot;Nomystery&quot;; &quot;NM&quot;;&#10;IF([.C26]=&quot;Partner Units&quot;; &quot;PU&quot;;&#10;IF([.C26]=&quot;Permutation Pattern Matching&quot;; &quot;PPM&quot;;&#10;IF([.C26]=&quot;Ricochet Robots&quot;; &quot;RR&quot;;&#10;IF([.C26]=&quot;Sokoban&quot;; &quot;S&quot;;&#10;IF([.C26]=&quot;Stable Marriage&quot;; &quot;SM&quot;;&#10;IF([.C26]=&quot;Valves Location Problem&quot;; &quot;VLP&quot;;&#10;IF([.C26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27]=&quot;Connected Maximum-density Still Life&quot;; &quot;CMSL&quot;;&#10;IF([.C27]=&quot;Crossing Minimization&quot;; &quot;CM&quot;;&#10;IF([.C27]=&quot;Graceful Graphs&quot;; &quot;GG&quot;;&#10;IF([.C27]=&quot;Graph Colouring&quot;; &quot;GC&quot;;&#10;IF([.C27]=&quot;Incremental Scheduling&quot;; &quot;IS&quot;;&#10;IF([.C27]=&quot;Knight Tour&quot;; &quot;KT&quot;;&#10;IF([.C27]=&quot;Knight Tour With Holes&quot;; &quot;KTWH&quot;;&#10;IF([.C27]=&quot;Labyrinth&quot;; &quot;L&quot;;&#10;IF([.C27]=&quot;Maximal Clique Problem&quot;; &quot;MCP&quot;;&#10;IF([.C27]=&quot;Nomystery&quot;; &quot;NM&quot;;&#10;IF([.C27]=&quot;Partner Units&quot;; &quot;PU&quot;;&#10;IF([.C27]=&quot;Permutation Pattern Matching&quot;; &quot;PPM&quot;;&#10;IF([.C27]=&quot;Ricochet Robots&quot;; &quot;RR&quot;;&#10;IF([.C27]=&quot;Sokoban&quot;; &quot;S&quot;;&#10;IF([.C27]=&quot;Stable Marriage&quot;; &quot;SM&quot;;&#10;IF([.C27]=&quot;Valves Location Problem&quot;; &quot;VLP&quot;;&#10;IF([.C27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28]=&quot;Connected Maximum-density Still Life&quot;; &quot;CMSL&quot;;&#10;IF([.C28]=&quot;Crossing Minimization&quot;; &quot;CM&quot;;&#10;IF([.C28]=&quot;Graceful Graphs&quot;; &quot;GG&quot;;&#10;IF([.C28]=&quot;Graph Colouring&quot;; &quot;GC&quot;;&#10;IF([.C28]=&quot;Incremental Scheduling&quot;; &quot;IS&quot;;&#10;IF([.C28]=&quot;Knight Tour&quot;; &quot;KT&quot;;&#10;IF([.C28]=&quot;Knight Tour With Holes&quot;; &quot;KTWH&quot;;&#10;IF([.C28]=&quot;Labyrinth&quot;; &quot;L&quot;;&#10;IF([.C28]=&quot;Maximal Clique Problem&quot;; &quot;MCP&quot;;&#10;IF([.C28]=&quot;Nomystery&quot;; &quot;NM&quot;;&#10;IF([.C28]=&quot;Partner Units&quot;; &quot;PU&quot;;&#10;IF([.C28]=&quot;Permutation Pattern Matching&quot;; &quot;PPM&quot;;&#10;IF([.C28]=&quot;Ricochet Robots&quot;; &quot;RR&quot;;&#10;IF([.C28]=&quot;Sokoban&quot;; &quot;S&quot;;&#10;IF([.C28]=&quot;Stable Marriage&quot;; &quot;SM&quot;;&#10;IF([.C28]=&quot;Valves Location Problem&quot;; &quot;VLP&quot;;&#10;IF([.C28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29]=&quot;Connected Maximum-density Still Life&quot;; &quot;CMSL&quot;;&#10;IF([.C29]=&quot;Crossing Minimization&quot;; &quot;CM&quot;;&#10;IF([.C29]=&quot;Graceful Graphs&quot;; &quot;GG&quot;;&#10;IF([.C29]=&quot;Graph Colouring&quot;; &quot;GC&quot;;&#10;IF([.C29]=&quot;Incremental Scheduling&quot;; &quot;IS&quot;;&#10;IF([.C29]=&quot;Knight Tour&quot;; &quot;KT&quot;;&#10;IF([.C29]=&quot;Knight Tour With Holes&quot;; &quot;KTWH&quot;;&#10;IF([.C29]=&quot;Labyrinth&quot;; &quot;L&quot;;&#10;IF([.C29]=&quot;Maximal Clique Problem&quot;; &quot;MCP&quot;;&#10;IF([.C29]=&quot;Nomystery&quot;; &quot;NM&quot;;&#10;IF([.C29]=&quot;Partner Units&quot;; &quot;PU&quot;;&#10;IF([.C29]=&quot;Permutation Pattern Matching&quot;; &quot;PPM&quot;;&#10;IF([.C29]=&quot;Ricochet Robots&quot;; &quot;RR&quot;;&#10;IF([.C29]=&quot;Sokoban&quot;; &quot;S&quot;;&#10;IF([.C29]=&quot;Stable Marriage&quot;; &quot;SM&quot;;&#10;IF([.C29]=&quot;Valves Location Problem&quot;; &quot;VLP&quot;;&#10;IF([.C29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30]=&quot;Connected Maximum-density Still Life&quot;; &quot;CMSL&quot;;&#10;IF([.C30]=&quot;Crossing Minimization&quot;; &quot;CM&quot;;&#10;IF([.C30]=&quot;Graceful Graphs&quot;; &quot;GG&quot;;&#10;IF([.C30]=&quot;Graph Colouring&quot;; &quot;GC&quot;;&#10;IF([.C30]=&quot;Incremental Scheduling&quot;; &quot;IS&quot;;&#10;IF([.C30]=&quot;Knight Tour&quot;; &quot;KT&quot;;&#10;IF([.C30]=&quot;Knight Tour With Holes&quot;; &quot;KTWH&quot;;&#10;IF([.C30]=&quot;Labyrinth&quot;; &quot;L&quot;;&#10;IF([.C30]=&quot;Maximal Clique Problem&quot;; &quot;MCP&quot;;&#10;IF([.C30]=&quot;Nomystery&quot;; &quot;NM&quot;;&#10;IF([.C30]=&quot;Partner Units&quot;; &quot;PU&quot;;&#10;IF([.C30]=&quot;Permutation Pattern Matching&quot;; &quot;PPM&quot;;&#10;IF([.C30]=&quot;Ricochet Robots&quot;; &quot;RR&quot;;&#10;IF([.C30]=&quot;Sokoban&quot;; &quot;S&quot;;&#10;IF([.C30]=&quot;Stable Marriage&quot;; &quot;SM&quot;;&#10;IF([.C30]=&quot;Valves Location Problem&quot;; &quot;VLP&quot;;&#10;IF([.C30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31]=&quot;Connected Maximum-density Still Life&quot;; &quot;CMSL&quot;;&#10;IF([.C31]=&quot;Crossing Minimization&quot;; &quot;CM&quot;;&#10;IF([.C31]=&quot;Graceful Graphs&quot;; &quot;GG&quot;;&#10;IF([.C31]=&quot;Graph Colouring&quot;; &quot;GC&quot;;&#10;IF([.C31]=&quot;Incremental Scheduling&quot;; &quot;IS&quot;;&#10;IF([.C31]=&quot;Knight Tour&quot;; &quot;KT&quot;;&#10;IF([.C31]=&quot;Knight Tour With Holes&quot;; &quot;KTWH&quot;;&#10;IF([.C31]=&quot;Labyrinth&quot;; &quot;L&quot;;&#10;IF([.C31]=&quot;Maximal Clique Problem&quot;; &quot;MCP&quot;;&#10;IF([.C31]=&quot;Nomystery&quot;; &quot;NM&quot;;&#10;IF([.C31]=&quot;Partner Units&quot;; &quot;PU&quot;;&#10;IF([.C31]=&quot;Permutation Pattern Matching&quot;; &quot;PPM&quot;;&#10;IF([.C31]=&quot;Ricochet Robots&quot;; &quot;RR&quot;;&#10;IF([.C31]=&quot;Sokoban&quot;; &quot;S&quot;;&#10;IF([.C31]=&quot;Stable Marriage&quot;; &quot;SM&quot;;&#10;IF([.C31]=&quot;Valves Location Problem&quot;; &quot;VLP&quot;;&#10;IF([.C31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32]=&quot;Connected Maximum-density Still Life&quot;; &quot;CMSL&quot;;&#10;IF([.C32]=&quot;Crossing Minimization&quot;; &quot;CM&quot;;&#10;IF([.C32]=&quot;Graceful Graphs&quot;; &quot;GG&quot;;&#10;IF([.C32]=&quot;Graph Colouring&quot;; &quot;GC&quot;;&#10;IF([.C32]=&quot;Incremental Scheduling&quot;; &quot;IS&quot;;&#10;IF([.C32]=&quot;Knight Tour&quot;; &quot;KT&quot;;&#10;IF([.C32]=&quot;Knight Tour With Holes&quot;; &quot;KTWH&quot;;&#10;IF([.C32]=&quot;Labyrinth&quot;; &quot;L&quot;;&#10;IF([.C32]=&quot;Maximal Clique Problem&quot;; &quot;MCP&quot;;&#10;IF([.C32]=&quot;Nomystery&quot;; &quot;NM&quot;;&#10;IF([.C32]=&quot;Partner Units&quot;; &quot;PU&quot;;&#10;IF([.C32]=&quot;Permutation Pattern Matching&quot;; &quot;PPM&quot;;&#10;IF([.C32]=&quot;Ricochet Robots&quot;; &quot;RR&quot;;&#10;IF([.C32]=&quot;Sokoban&quot;; &quot;S&quot;;&#10;IF([.C32]=&quot;Stable Marriage&quot;; &quot;SM&quot;;&#10;IF([.C32]=&quot;Valves Location Problem&quot;; &quot;VLP&quot;;&#10;IF([.C32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77" calcext:value-type="float">
            <text:p>0.77</text:p>
          </table:table-cell>
          <table:table-cell table:number-columns-repeated="2"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33]=&quot;Connected Maximum-density Still Life&quot;; &quot;CMSL&quot;;&#10;IF([.C33]=&quot;Crossing Minimization&quot;; &quot;CM&quot;;&#10;IF([.C33]=&quot;Graceful Graphs&quot;; &quot;GG&quot;;&#10;IF([.C33]=&quot;Graph Colouring&quot;; &quot;GC&quot;;&#10;IF([.C33]=&quot;Incremental Scheduling&quot;; &quot;IS&quot;;&#10;IF([.C33]=&quot;Knight Tour&quot;; &quot;KT&quot;;&#10;IF([.C33]=&quot;Knight Tour With Holes&quot;; &quot;KTWH&quot;;&#10;IF([.C33]=&quot;Labyrinth&quot;; &quot;L&quot;;&#10;IF([.C33]=&quot;Maximal Clique Problem&quot;; &quot;MCP&quot;;&#10;IF([.C33]=&quot;Nomystery&quot;; &quot;NM&quot;;&#10;IF([.C33]=&quot;Partner Units&quot;; &quot;PU&quot;;&#10;IF([.C33]=&quot;Permutation Pattern Matching&quot;; &quot;PPM&quot;;&#10;IF([.C33]=&quot;Ricochet Robots&quot;; &quot;RR&quot;;&#10;IF([.C33]=&quot;Sokoban&quot;; &quot;S&quot;;&#10;IF([.C33]=&quot;Stable Marriage&quot;; &quot;SM&quot;;&#10;IF([.C33]=&quot;Valves Location Problem&quot;; &quot;VLP&quot;;&#10;IF([.C33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34]=&quot;Connected Maximum-density Still Life&quot;; &quot;CMSL&quot;;&#10;IF([.C34]=&quot;Crossing Minimization&quot;; &quot;CM&quot;;&#10;IF([.C34]=&quot;Graceful Graphs&quot;; &quot;GG&quot;;&#10;IF([.C34]=&quot;Graph Colouring&quot;; &quot;GC&quot;;&#10;IF([.C34]=&quot;Incremental Scheduling&quot;; &quot;IS&quot;;&#10;IF([.C34]=&quot;Knight Tour&quot;; &quot;KT&quot;;&#10;IF([.C34]=&quot;Knight Tour With Holes&quot;; &quot;KTWH&quot;;&#10;IF([.C34]=&quot;Labyrinth&quot;; &quot;L&quot;;&#10;IF([.C34]=&quot;Maximal Clique Problem&quot;; &quot;MCP&quot;;&#10;IF([.C34]=&quot;Nomystery&quot;; &quot;NM&quot;;&#10;IF([.C34]=&quot;Partner Units&quot;; &quot;PU&quot;;&#10;IF([.C34]=&quot;Permutation Pattern Matching&quot;; &quot;PPM&quot;;&#10;IF([.C34]=&quot;Ricochet Robots&quot;; &quot;RR&quot;;&#10;IF([.C34]=&quot;Sokoban&quot;; &quot;S&quot;;&#10;IF([.C34]=&quot;Stable Marriage&quot;; &quot;SM&quot;;&#10;IF([.C34]=&quot;Valves Location Problem&quot;; &quot;VLP&quot;;&#10;IF([.C34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35]=&quot;Connected Maximum-density Still Life&quot;; &quot;CMSL&quot;;&#10;IF([.C35]=&quot;Crossing Minimization&quot;; &quot;CM&quot;;&#10;IF([.C35]=&quot;Graceful Graphs&quot;; &quot;GG&quot;;&#10;IF([.C35]=&quot;Graph Colouring&quot;; &quot;GC&quot;;&#10;IF([.C35]=&quot;Incremental Scheduling&quot;; &quot;IS&quot;;&#10;IF([.C35]=&quot;Knight Tour&quot;; &quot;KT&quot;;&#10;IF([.C35]=&quot;Knight Tour With Holes&quot;; &quot;KTWH&quot;;&#10;IF([.C35]=&quot;Labyrinth&quot;; &quot;L&quot;;&#10;IF([.C35]=&quot;Maximal Clique Problem&quot;; &quot;MCP&quot;;&#10;IF([.C35]=&quot;Nomystery&quot;; &quot;NM&quot;;&#10;IF([.C35]=&quot;Partner Units&quot;; &quot;PU&quot;;&#10;IF([.C35]=&quot;Permutation Pattern Matching&quot;; &quot;PPM&quot;;&#10;IF([.C35]=&quot;Ricochet Robots&quot;; &quot;RR&quot;;&#10;IF([.C35]=&quot;Sokoban&quot;; &quot;S&quot;;&#10;IF([.C35]=&quot;Stable Marriage&quot;; &quot;SM&quot;;&#10;IF([.C35]=&quot;Valves Location Problem&quot;; &quot;VLP&quot;;&#10;IF([.C35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36]=&quot;Connected Maximum-density Still Life&quot;; &quot;CMSL&quot;;&#10;IF([.C36]=&quot;Crossing Minimization&quot;; &quot;CM&quot;;&#10;IF([.C36]=&quot;Graceful Graphs&quot;; &quot;GG&quot;;&#10;IF([.C36]=&quot;Graph Colouring&quot;; &quot;GC&quot;;&#10;IF([.C36]=&quot;Incremental Scheduling&quot;; &quot;IS&quot;;&#10;IF([.C36]=&quot;Knight Tour&quot;; &quot;KT&quot;;&#10;IF([.C36]=&quot;Knight Tour With Holes&quot;; &quot;KTWH&quot;;&#10;IF([.C36]=&quot;Labyrinth&quot;; &quot;L&quot;;&#10;IF([.C36]=&quot;Maximal Clique Problem&quot;; &quot;MCP&quot;;&#10;IF([.C36]=&quot;Nomystery&quot;; &quot;NM&quot;;&#10;IF([.C36]=&quot;Partner Units&quot;; &quot;PU&quot;;&#10;IF([.C36]=&quot;Permutation Pattern Matching&quot;; &quot;PPM&quot;;&#10;IF([.C36]=&quot;Ricochet Robots&quot;; &quot;RR&quot;;&#10;IF([.C36]=&quot;Sokoban&quot;; &quot;S&quot;;&#10;IF([.C36]=&quot;Stable Marriage&quot;; &quot;SM&quot;;&#10;IF([.C36]=&quot;Valves Location Problem&quot;; &quot;VLP&quot;;&#10;IF([.C36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37]=&quot;Connected Maximum-density Still Life&quot;; &quot;CMSL&quot;;&#10;IF([.C37]=&quot;Crossing Minimization&quot;; &quot;CM&quot;;&#10;IF([.C37]=&quot;Graceful Graphs&quot;; &quot;GG&quot;;&#10;IF([.C37]=&quot;Graph Colouring&quot;; &quot;GC&quot;;&#10;IF([.C37]=&quot;Incremental Scheduling&quot;; &quot;IS&quot;;&#10;IF([.C37]=&quot;Knight Tour&quot;; &quot;KT&quot;;&#10;IF([.C37]=&quot;Knight Tour With Holes&quot;; &quot;KTWH&quot;;&#10;IF([.C37]=&quot;Labyrinth&quot;; &quot;L&quot;;&#10;IF([.C37]=&quot;Maximal Clique Problem&quot;; &quot;MCP&quot;;&#10;IF([.C37]=&quot;Nomystery&quot;; &quot;NM&quot;;&#10;IF([.C37]=&quot;Partner Units&quot;; &quot;PU&quot;;&#10;IF([.C37]=&quot;Permutation Pattern Matching&quot;; &quot;PPM&quot;;&#10;IF([.C37]=&quot;Ricochet Robots&quot;; &quot;RR&quot;;&#10;IF([.C37]=&quot;Sokoban&quot;; &quot;S&quot;;&#10;IF([.C37]=&quot;Stable Marriage&quot;; &quot;SM&quot;;&#10;IF([.C37]=&quot;Valves Location Problem&quot;; &quot;VLP&quot;;&#10;IF([.C37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38]=&quot;Connected Maximum-density Still Life&quot;; &quot;CMSL&quot;;&#10;IF([.C38]=&quot;Crossing Minimization&quot;; &quot;CM&quot;;&#10;IF([.C38]=&quot;Graceful Graphs&quot;; &quot;GG&quot;;&#10;IF([.C38]=&quot;Graph Colouring&quot;; &quot;GC&quot;;&#10;IF([.C38]=&quot;Incremental Scheduling&quot;; &quot;IS&quot;;&#10;IF([.C38]=&quot;Knight Tour&quot;; &quot;KT&quot;;&#10;IF([.C38]=&quot;Knight Tour With Holes&quot;; &quot;KTWH&quot;;&#10;IF([.C38]=&quot;Labyrinth&quot;; &quot;L&quot;;&#10;IF([.C38]=&quot;Maximal Clique Problem&quot;; &quot;MCP&quot;;&#10;IF([.C38]=&quot;Nomystery&quot;; &quot;NM&quot;;&#10;IF([.C38]=&quot;Partner Units&quot;; &quot;PU&quot;;&#10;IF([.C38]=&quot;Permutation Pattern Matching&quot;; &quot;PPM&quot;;&#10;IF([.C38]=&quot;Ricochet Robots&quot;; &quot;RR&quot;;&#10;IF([.C38]=&quot;Sokoban&quot;; &quot;S&quot;;&#10;IF([.C38]=&quot;Stable Marriage&quot;; &quot;SM&quot;;&#10;IF([.C38]=&quot;Valves Location Problem&quot;; &quot;VLP&quot;;&#10;IF([.C38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39]=&quot;Connected Maximum-density Still Life&quot;; &quot;CMSL&quot;;&#10;IF([.C39]=&quot;Crossing Minimization&quot;; &quot;CM&quot;;&#10;IF([.C39]=&quot;Graceful Graphs&quot;; &quot;GG&quot;;&#10;IF([.C39]=&quot;Graph Colouring&quot;; &quot;GC&quot;;&#10;IF([.C39]=&quot;Incremental Scheduling&quot;; &quot;IS&quot;;&#10;IF([.C39]=&quot;Knight Tour&quot;; &quot;KT&quot;;&#10;IF([.C39]=&quot;Knight Tour With Holes&quot;; &quot;KTWH&quot;;&#10;IF([.C39]=&quot;Labyrinth&quot;; &quot;L&quot;;&#10;IF([.C39]=&quot;Maximal Clique Problem&quot;; &quot;MCP&quot;;&#10;IF([.C39]=&quot;Nomystery&quot;; &quot;NM&quot;;&#10;IF([.C39]=&quot;Partner Units&quot;; &quot;PU&quot;;&#10;IF([.C39]=&quot;Permutation Pattern Matching&quot;; &quot;PPM&quot;;&#10;IF([.C39]=&quot;Ricochet Robots&quot;; &quot;RR&quot;;&#10;IF([.C39]=&quot;Sokoban&quot;; &quot;S&quot;;&#10;IF([.C39]=&quot;Stable Marriage&quot;; &quot;SM&quot;;&#10;IF([.C39]=&quot;Valves Location Problem&quot;; &quot;VLP&quot;;&#10;IF([.C39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40]=&quot;Connected Maximum-density Still Life&quot;; &quot;CMSL&quot;;&#10;IF([.C40]=&quot;Crossing Minimization&quot;; &quot;CM&quot;;&#10;IF([.C40]=&quot;Graceful Graphs&quot;; &quot;GG&quot;;&#10;IF([.C40]=&quot;Graph Colouring&quot;; &quot;GC&quot;;&#10;IF([.C40]=&quot;Incremental Scheduling&quot;; &quot;IS&quot;;&#10;IF([.C40]=&quot;Knight Tour&quot;; &quot;KT&quot;;&#10;IF([.C40]=&quot;Knight Tour With Holes&quot;; &quot;KTWH&quot;;&#10;IF([.C40]=&quot;Labyrinth&quot;; &quot;L&quot;;&#10;IF([.C40]=&quot;Maximal Clique Problem&quot;; &quot;MCP&quot;;&#10;IF([.C40]=&quot;Nomystery&quot;; &quot;NM&quot;;&#10;IF([.C40]=&quot;Partner Units&quot;; &quot;PU&quot;;&#10;IF([.C40]=&quot;Permutation Pattern Matching&quot;; &quot;PPM&quot;;&#10;IF([.C40]=&quot;Ricochet Robots&quot;; &quot;RR&quot;;&#10;IF([.C40]=&quot;Sokoban&quot;; &quot;S&quot;;&#10;IF([.C40]=&quot;Stable Marriage&quot;; &quot;SM&quot;;&#10;IF([.C40]=&quot;Valves Location Problem&quot;; &quot;VLP&quot;;&#10;IF([.C40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41]=&quot;Connected Maximum-density Still Life&quot;; &quot;CMSL&quot;;&#10;IF([.C41]=&quot;Crossing Minimization&quot;; &quot;CM&quot;;&#10;IF([.C41]=&quot;Graceful Graphs&quot;; &quot;GG&quot;;&#10;IF([.C41]=&quot;Graph Colouring&quot;; &quot;GC&quot;;&#10;IF([.C41]=&quot;Incremental Scheduling&quot;; &quot;IS&quot;;&#10;IF([.C41]=&quot;Knight Tour&quot;; &quot;KT&quot;;&#10;IF([.C41]=&quot;Knight Tour With Holes&quot;; &quot;KTWH&quot;;&#10;IF([.C41]=&quot;Labyrinth&quot;; &quot;L&quot;;&#10;IF([.C41]=&quot;Maximal Clique Problem&quot;; &quot;MCP&quot;;&#10;IF([.C41]=&quot;Nomystery&quot;; &quot;NM&quot;;&#10;IF([.C41]=&quot;Partner Units&quot;; &quot;PU&quot;;&#10;IF([.C41]=&quot;Permutation Pattern Matching&quot;; &quot;PPM&quot;;&#10;IF([.C41]=&quot;Ricochet Robots&quot;; &quot;RR&quot;;&#10;IF([.C41]=&quot;Sokoban&quot;; &quot;S&quot;;&#10;IF([.C41]=&quot;Stable Marriage&quot;; &quot;SM&quot;;&#10;IF([.C41]=&quot;Valves Location Problem&quot;; &quot;VLP&quot;;&#10;IF([.C41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 table:number-rows-repeated="139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1-score" table:style-name="ta1">
        <table:table-column table:style-name="co8" table:default-cell-style-name="ce6"/>
        <table:table-column table:style-name="co8" table:default-cell-style-name="ce12"/>
        <table:table-column table:style-name="co8" table:number-columns-repeated="2" table:default-cell-style-name="ce18"/>
        <table:table-column table:style-name="co8" table:default-cell-style-name="ce23"/>
        <table:table-column table:style-name="co8" table:default-cell-style-name="ce62"/>
        <table:table-row table:style-name="ro1">
          <table:table-cell table:style-name="ce2" office:value-type="string" calcext:value-type="string">
            <text:p>Average - F1 Score</text:p>
          </table:table-cell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Short Name</text:p>
          </table:table-cell>
          <table:table-cell table:style-name="ce21" table:number-columns-repeated="2"/>
          <table:table-cell table:style-name="ce58"/>
        </table:table-row>
        <table:table-row table:style-name="ro1">
          <table:table-cell table:style-name="ce3"/>
          <table:table-cell table:style-name="ce9" office:value-type="string" calcext:value-type="string">
            <text:p>llama3.1-8b</text:p>
          </table:table-cell>
          <table:table-cell table:style-name="ce15" table:number-columns-repeated="3"/>
          <table:table-cell table:style-name="ce59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BEHAVIOR FILE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string" calcext:value-type="string">
            <text:p>NM</text:p>
          </table:table-cell>
          <table:table-cell table:style-name="ce16" office:value-type="string" calcext:value-type="string">
            <text:p>RR</text:p>
          </table:table-cell>
          <table:table-cell table:style-name="ce16" office:value-type="string" calcext:value-type="string">
            <text:p>S</text:p>
          </table:table-cell>
          <table:table-cell table:style-name="ce60"/>
        </table:table-row>
        <table:table-row table:style-name="ro1">
          <table:table-cell table:style-name="ce5" office:value-type="string" calcext:value-type="string">
            <text:p>behavior_first_report_v1</text:p>
          </table:table-cell>
          <table:table-cell table:style-name="ce11" office:value-type="float" office:value="0.99" calcext:value-type="float">
            <text:p>0.99</text:p>
          </table:table-cell>
          <table:table-cell table:style-name="ce17" office:value-type="float" office:value="0.86" calcext:value-type="float">
            <text:p>0.86</text:p>
          </table:table-cell>
          <table:table-cell table:style-name="ce17" office:value-type="float" office:value="0.91" calcext:value-type="float">
            <text:p>0.91</text:p>
          </table:table-cell>
          <table:table-cell table:style-name="ce22" office:value-type="float" office:value="0.78" calcext:value-type="float">
            <text:p>0.78</text:p>
          </table:table-cell>
          <table:table-cell table:style-name="ce61" office:value-type="float" office:value="0.885" calcext:value-type="float">
            <text:p>0.885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475" calcext:value-type="float">
            <text:p>0.9475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float" office:value="0.99" calcext:value-type="float">
            <text:p>0.99</text:p>
          </table:table-cell>
          <table:table-cell office:value-type="float" office:value="0.86" calcext:value-type="float">
            <text:p>0.86</text:p>
          </table:table-cell>
          <table:table-cell office:value-type="float" office:value="0.91" calcext:value-type="float">
            <text:p>0.91</text:p>
          </table:table-cell>
          <table:table-cell office:value-type="float" office:value="0.79" calcext:value-type="float">
            <text:p>0.79</text:p>
          </table:table-cell>
          <table:table-cell office:value-type="float" office:value="0.8875" calcext:value-type="float">
            <text:p>0.8875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83" calcext:value-type="float">
            <text:p>0.83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9425" calcext:value-type="float">
            <text:p>0.9425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0.93" calcext:value-type="float">
            <text:p>0.93</text:p>
          </table:table-cell>
          <table:table-cell table:style-name="ce19" office:value-type="float" office:value="0.96" calcext:value-type="float">
            <text:p>0.96</text:p>
          </table:table-cell>
          <table:table-cell table:style-name="ce24" office:value-type="float" office:value="0.89" calcext:value-type="float">
            <text:p>0.89</text:p>
          </table:table-cell>
          <table:table-cell table:style-name="ce63" office:value-type="float" office:value="0.945" calcext:value-type="float">
            <text:p>0.945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4" office:value-type="float" office:value="0.994" calcext:value-type="float">
            <text:p>0.994</text:p>
          </table:table-cell>
          <table:table-cell table:style-name="ce20" office:value-type="float" office:value="0.906" calcext:value-type="float">
            <text:p>0.906</text:p>
          </table:table-cell>
          <table:table-cell table:style-name="ce20" office:value-type="float" office:value="0.938" calcext:value-type="float">
            <text:p>0.938</text:p>
          </table:table-cell>
          <table:table-cell table:style-name="ce49" office:value-type="float" office:value="0.864" calcext:value-type="float">
            <text:p>0.864</text:p>
          </table:table-cell>
          <table:table-cell table:style-name="ce64" office:value-type="float" office:value="0.9255" calcext:value-type="float">
            <text:p>0.9255</text:p>
          </table:table-cell>
        </table:table-row>
      </table:table>
      <table:named-expressions/>
      <table:database-ranges>
        <table:database-range table:name="__Anonymous_Sheet_DB__0" table:target-range-address="data.A1:data.H190" table:display-filter-buttons="tru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F1-score'.A1:'F1-score'.F14" table:buttons="'F1-score'.A3 'F1-score'.B1 'F1-score'.C1" table:show-filter-button="false" table:drill-down-on-double-click="false">
          <table:source-cell-range table:cell-range-address="data.A1:data.I171"/>
          <table:data-pilot-field table:source-field-name="MODEL" table:orientation="column" table:used-hierarchy="0" table:function="auto">
            <table:data-pilot-level table:show-empty="false" calcext:repeat-item-labels="false">
              <table:data-pilot-members>
                <table:data-pilot-member table:name="llama3.1-8b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hort Name" table:orientation="column" table:used-hierarchy="0" table:function="auto">
            <table:data-pilot-level table:show-empty="false" calcext:repeat-item-labels="false">
              <table:data-pilot-members>
                <table:data-pilot-member table:name="L" table:display="true" table:show-details="true"/>
                <table:data-pilot-member table:name="NM" table:display="true" table:show-details="true"/>
                <table:data-pilot-member table:name="RR" table:display="true" table:show-details="true"/>
                <table:data-pilot-member table:name="S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EHAVIOR FILE" table:orientation="row" table:used-hierarchy="0" table:function="auto">
            <table:data-pilot-level table:show-empty="false" calcext:repeat-item-labels="false">
              <table:data-pilot-members>
                <table:data-pilot-member table:name="behavior_first_report_v1" table:display="true" table:show-details="true"/>
                <table:data-pilot-member table:name="behavior_first_report_v2" table:display="true" table:show-details="true"/>
                <table:data-pilot-member table:name="behavior_first_report_v3" table:display="true" table:show-details="true"/>
                <table:data-pilot-member table:name="behavior_first_report_v4" table:display="true" table:show-details="true"/>
                <table:data-pilot-member table:name="behavior_second_report_v1" table:display="true" table:show-details="true"/>
                <table:data-pilot-member table:name="behavior_second_report_v2" table:display="true" table:show-details="true"/>
                <table:data-pilot-member table:name="behavior_second_report_v3" table:display="true" table:show-details="true"/>
                <table:data-pilot-member table:name="behavior_second_report_v4" table:display="true" table:show-details="true"/>
                <table:data-pilot-member table:name="behavior_second_report_v5" table:display="true" table:show-details="true"/>
                <table:data-pilot-member table:name="behavior_second_report_v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 Score" table:orientation="data" table:used-hierarchy="0" table:function="average">
            <table:data-pilot-level table:show-empty="false" calcext:repeat-item-labels="false">
              <table:data-pilot-members>
                <table:data-pilot-member table:name="0.83" table:display="true" table:show-details="true"/>
                <table:data-pilot-member table:name="0.88" table:display="true" table:show-details="true"/>
                <table:data-pilot-member table:name="0.9" table:display="true" table:show-details="true"/>
                <table:data-pilot-member table:name="0.91" table:display="true" table:show-details="true"/>
                <table:data-pilot-member table:name="0.92" table:display="true" table:show-details="true"/>
                <table:data-pilot-member table:name="0.93" table:display="true" table:show-details="true"/>
                <table:data-pilot-member table:name="0.94" table:display="true" table:show-details="true"/>
                <table:data-pilot-member table:name="0.95" table:display="true" table:show-details="true"/>
                <table:data-pilot-member table:name="0.9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11:17:24.8077483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31T13:07:47.295003269</dc:date>
    <meta:editing-duration>PT11H59M54S</meta:editing-duration>
    <meta:editing-cycles>17</meta:editing-cycles>
    <meta:generator>LibreOffice/24.8.3.2$Linux_X86_64 LibreOffice_project/480$Build-2</meta:generator>
    <meta:document-statistic meta:table-count="2" meta:cell-count="404" meta:object-count="0"/>
  </office:meta>
</office:document-meta>
</file>